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office:value-type="string" calcext:value-type="string">
            <text:p>Wed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703703" calcext:value-type="float">
            <text:p>3703703</text:p>
          </table:table-cell>
          <table:table-cell office:value-type="float" office:value="3703704" calcext:value-type="float">
            <text:p>3703704</text:p>
          </table:table-cell>
          <table:table-cell office:value-type="float" office:value="3703705" calcext:value-type="float">
            <text:p>3703705</text:p>
          </table:table-cell>
          <table:table-cell office:value-type="float" office:value="3703706" calcext:value-type="float">
            <text:p>3703706</text:p>
          </table:table-cell>
          <table:table-cell office:value-type="float" office:value="3703707" calcext:value-type="float">
            <text:p>3703707</text:p>
          </table:table-cell>
          <table:table-cell office:value-type="float" office:value="3703708" calcext:value-type="float">
            <text:p>3703708</text:p>
          </table:table-cell>
          <table:table-cell office:value-type="float" office:value="3703709" calcext:value-type="float">
            <text:p>370370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704062" calcext:value-type="float">
            <text:p>3704062</text:p>
          </table:table-cell>
          <table:table-cell office:value-type="float" office:value="3704063" calcext:value-type="float">
            <text:p>3704063</text:p>
          </table:table-cell>
          <table:table-cell office:value-type="float" office:value="3704064" calcext:value-type="float">
            <text:p>3704064</text:p>
          </table:table-cell>
          <table:table-cell office:value-type="float" office:value="3704065" calcext:value-type="float">
            <text:p>3704065</text:p>
          </table:table-cell>
          <table:table-cell office:value-type="float" office:value="3704066" calcext:value-type="float">
            <text:p>3704066</text:p>
          </table:table-cell>
          <table:table-cell office:value-type="float" office:value="3704067" calcext:value-type="float">
            <text:p>3704067</text:p>
          </table:table-cell>
          <table:table-cell office:value-type="float" office:value="3704068" calcext:value-type="float">
            <text:p>370406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office:value-type="string" calcext:value-type="string">
            <text:p>Wed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office:value-type="float" office:value="4056819" calcext:value-type="float">
            <text:p>4056819</text:p>
          </table:table-cell>
          <table:table-cell office:value-type="float" office:value="4058620" calcext:value-type="float">
            <text:p>4058620</text:p>
          </table:table-cell>
          <table:table-cell office:value-type="float" office:value="4058621" calcext:value-type="float">
            <text:p>4058621</text:p>
          </table:table-cell>
          <table:table-cell office:value-type="float" office:value="4058622" calcext:value-type="float">
            <text:p>4058622</text:p>
          </table:table-cell>
          <table:table-cell office:value-type="float" office:value="4058623" calcext:value-type="float">
            <text:p>4058623</text:p>
          </table:table-cell>
          <table:table-cell office:value-type="float" office:value="4058624" calcext:value-type="float">
            <text:p>4058624</text:p>
          </table:table-cell>
          <table:table-cell office:value-type="float" office:value="4058625" calcext:value-type="float">
            <text:p>4058625</text:p>
          </table:table-cell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59337" calcext:value-type="float">
            <text:p>4059337</text:p>
          </table:table-cell>
          <table:table-cell office:value-type="float" office:value="4059338" calcext:value-type="float">
            <text:p>4059338</text:p>
          </table:table-cell>
          <table:table-cell office:value-type="float" office:value="4059339" calcext:value-type="float">
            <text:p>4059339</text:p>
          </table:table-cell>
          <table:table-cell office:value-type="float" office:value="4059340" calcext:value-type="float">
            <text:p>4059340</text:p>
          </table:table-cell>
          <table:table-cell office:value-type="float" office:value="4059341" calcext:value-type="float">
            <text:p>4059341</text:p>
          </table:table-cell>
          <table:table-cell office:value-type="float" office:value="4059342" calcext:value-type="float">
            <text:p>4059342</text:p>
          </table:table-cell>
          <table:table-cell office:value-type="float" office:value="4059343" calcext:value-type="float">
            <text:p>405934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office:value-type="string" calcext:value-type="string">
            <text:p>Wed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office:value-type="float" office:value="4066805" calcext:value-type="float">
            <text:p>4066805</text:p>
          </table:table-cell>
          <table:table-cell office:value-type="float" office:value="4066806" calcext:value-type="float">
            <text:p>4066806</text:p>
          </table:table-cell>
          <table:table-cell office:value-type="float" office:value="4066807" calcext:value-type="float">
            <text:p>4066807</text:p>
          </table:table-cell>
          <table:table-cell office:value-type="float" office:value="4066808" calcext:value-type="float">
            <text:p>4066808</text:p>
          </table:table-cell>
          <table:table-cell office:value-type="float" office:value="4066809" calcext:value-type="float">
            <text:p>4066809</text:p>
          </table:table-cell>
          <table:table-cell office:value-type="float" office:value="4066810" calcext:value-type="float">
            <text:p>4066810</text:p>
          </table:table-cell>
          <table:table-cell office:value-type="float" office:value="4066811" calcext:value-type="float">
            <text:p>4066811</text:p>
          </table:table-cell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67523" calcext:value-type="float">
            <text:p>4067523</text:p>
          </table:table-cell>
          <table:table-cell office:value-type="float" office:value="4067524" calcext:value-type="float">
            <text:p>4067524</text:p>
          </table:table-cell>
          <table:table-cell office:value-type="float" office:value="4067525" calcext:value-type="float">
            <text:p>4067525</text:p>
          </table:table-cell>
          <table:table-cell office:value-type="float" office:value="4067526" calcext:value-type="float">
            <text:p>4067526</text:p>
          </table:table-cell>
          <table:table-cell office:value-type="float" office:value="4067527" calcext:value-type="float">
            <text:p>4067527</text:p>
          </table:table-cell>
          <table:table-cell office:value-type="float" office:value="4067528" calcext:value-type="float">
            <text:p>4067528</text:p>
          </table:table-cell>
          <table:table-cell office:value-type="float" office:value="4067529" calcext:value-type="float">
            <text:p>406752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67882" calcext:value-type="float">
            <text:p>4067882</text:p>
          </table:table-cell>
          <table:table-cell office:value-type="float" office:value="4067883" calcext:value-type="float">
            <text:p>4067883</text:p>
          </table:table-cell>
          <table:table-cell office:value-type="float" office:value="4067884" calcext:value-type="float">
            <text:p>4067884</text:p>
          </table:table-cell>
          <table:table-cell office:value-type="float" office:value="4067885" calcext:value-type="float">
            <text:p>4067885</text:p>
          </table:table-cell>
          <table:table-cell office:value-type="float" office:value="4067886" calcext:value-type="float">
            <text:p>4067886</text:p>
          </table:table-cell>
          <table:table-cell office:value-type="float" office:value="4067887" calcext:value-type="float">
            <text:p>4067887</text:p>
          </table:table-cell>
          <table:table-cell office:value-type="float" office:value="4067888" calcext:value-type="float">
            <text:p>406788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office:value-type="string" calcext:value-type="string">
            <text:p>Wed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office:value-type="float" office:value="4075355" calcext:value-type="float">
            <text:p>4075355</text:p>
          </table:table-cell>
          <table:table-cell office:value-type="float" office:value="4075356" calcext:value-type="float">
            <text:p>4075356</text:p>
          </table:table-cell>
          <table:table-cell office:value-type="float" office:value="4075357" calcext:value-type="float">
            <text:p>4075357</text:p>
          </table:table-cell>
          <table:table-cell office:value-type="float" office:value="4075358" calcext:value-type="float">
            <text:p>4075358</text:p>
          </table:table-cell>
          <table:table-cell office:value-type="float" office:value="4075359" calcext:value-type="float">
            <text:p>4075359</text:p>
          </table:table-cell>
          <table:table-cell office:value-type="float" office:value="4075360" calcext:value-type="float">
            <text:p>4075360</text:p>
          </table:table-cell>
          <table:table-cell office:value-type="float" office:value="4075361" calcext:value-type="float">
            <text:p>407536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75714" calcext:value-type="float">
            <text:p>4075714</text:p>
          </table:table-cell>
          <table:table-cell office:value-type="float" office:value="4075715" calcext:value-type="float">
            <text:p>4075715</text:p>
          </table:table-cell>
          <table:table-cell office:value-type="float" office:value="4075716" calcext:value-type="float">
            <text:p>4075716</text:p>
          </table:table-cell>
          <table:table-cell office:value-type="float" office:value="4075717" calcext:value-type="float">
            <text:p>4075717</text:p>
          </table:table-cell>
          <table:table-cell office:value-type="float" office:value="4075718" calcext:value-type="float">
            <text:p>4075718</text:p>
          </table:table-cell>
          <table:table-cell office:value-type="float" office:value="4075719" calcext:value-type="float">
            <text:p>4075719</text:p>
          </table:table-cell>
          <table:table-cell office:value-type="float" office:value="4075720" calcext:value-type="float">
            <text:p>40757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office:value-type="string" calcext:value-type="string">
            <text:p>Wed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office:value-type="string" calcext:value-type="string">
            <text:p>Wed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27~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번코트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목</text:p>
          </table:table-cell>
          <table:table-cell office:value-type="string" calcext:value-type="string">
            <text:p>금</text:p>
          </table:table-cell>
          <table:table-cell office:value-type="string" calcext:value-type="string">
            <text:p>토</text:p>
          </table:table-cell>
          <table:table-cell office:value-type="string" calcext:value-type="string">
            <text:p>일</text:p>
          </table:table-cell>
          <table:table-cell office:value-type="string" calcext:value-type="string">
            <text:p>월</text:p>
          </table:table-cell>
          <table:table-cell office:value-type="string" calcext:value-type="string">
            <text:p>화</text:p>
          </table:table-cell>
        </table:table-row>
        <table:table-row table:style-name="ro1">
          <table:table-cell table:style-name="ce2" office:value-type="string" calcext:value-type="string">
            <text:p>20~22</text:p>
          </table:table-cell>
          <table:table-cell office:value-type="float" office:value="4068966" calcext:value-type="float">
            <text:p>4068966</text:p>
          </table:table-cell>
          <table:table-cell office:value-type="float" office:value="4068967" calcext:value-type="float">
            <text:p>4068967</text:p>
          </table:table-cell>
          <table:table-cell office:value-type="float" office:value="4068968" calcext:value-type="float">
            <text:p>4068968</text:p>
          </table:table-cell>
          <table:table-cell office:value-type="float" office:value="4068969" calcext:value-type="float">
            <text:p>4068969</text:p>
          </table:table-cell>
          <table:table-cell office:value-type="float" office:value="4068970" calcext:value-type="float">
            <text:p>4068970</text:p>
          </table:table-cell>
          <table:table-cell office:value-type="float" office:value="4068971" calcext:value-type="float">
            <text:p>4068971</text:p>
          </table:table-cell>
          <table:table-cell office:value-type="float" office:value="4068972" calcext:value-type="float">
            <text:p>4068972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7번코트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20~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23:44:12.855977273</meta:creation-date>
    <dc:date>2018-06-25T00:22:40.685787958</dc:date>
    <meta:editing-duration>PT38M13S</meta:editing-duration>
    <meta:editing-cycles>32</meta:editing-cycles>
    <meta:generator>LibreOffice/6.0.3.2$Linux_X86_64 LibreOffice_project/00m0$Build-2</meta:generator>
    <meta:document-statistic meta:table-count="2" meta:cell-count="178" meta:object-count="0"/>
  </office:meta>
</office:document-meta>
</file>